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 style:writing-mode="lr-tb"/>
      <style:text-properties style:font-name="Times New Roman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Times New Roman" fo:font-size="14pt" fo:language="zxx" fo:country="none" fo:font-style="normal" fo:text-shadow="none" style:text-underline-style="none" fo:font-weight="bold" style:font-name-asian="Arial" style:font-size-asian="14pt" style:language-asian="zxx" style:country-asian="none" style:font-style-asian="normal" style:font-weight-asian="bold" style:font-name-complex="Arial" style:font-size-complex="14pt" style:language-complex="zxx" style:country-complex="none" style:font-style-complex="normal" style:font-weight-complex="bold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Times New Roman" fo:font-size="14pt" fo:language="zxx" fo:country="none" fo:font-style="normal" fo:text-shadow="none" style:text-underline-style="none" fo:font-weight="normal" style:font-name-asian="Arial" style:font-size-asian="14pt" style:language-asian="zxx" style:country-asian="none" style:font-style-asian="normal" style:font-weight-asian="normal" style:font-name-complex="Arial" style:font-size-complex="14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list-style-name="L13">
      <style:paragraph-properties fo:text-align="start" style:justify-single-word="false" style:text-autospace="none" style:writing-mode="lr-tb"/>
      <style:text-properties fo:color="#000000" style:text-outline="false" style:text-line-through-style="none" style:font-name="Times New Roman" fo:font-size="14pt" fo:language="zxx" fo:country="none" fo:font-style="normal" fo:text-shadow="none" style:text-underline-style="none" fo:font-weight="normal" style:font-name-asian="Arial" style:font-size-asian="14pt" style:language-asian="zxx" style:country-asian="none" style:font-style-asian="normal" style:font-weight-asian="normal" style:font-name-complex="Arial" style:font-size-complex="14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 style:list-style-name="L18">
      <style:paragraph-properties fo:text-align="start" style:justify-single-word="false" style:text-autospace="none" style:writing-mode="lr-tb"/>
      <style:text-properties fo:color="#000000" style:text-outline="false" style:text-line-through-style="none" style:font-name="Times New Roman" fo:font-size="14pt" fo:language="zxx" fo:country="none" fo:font-style="normal" fo:text-shadow="none" style:text-underline-style="none" fo:font-weight="normal" style:font-name-asian="Arial" style:font-size-asian="14pt" style:language-asian="zxx" style:country-asian="none" style:font-style-asian="normal" style:font-weight-asian="normal" style:font-name-complex="Arial" style:font-size-complex="14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 style:list-style-name="L13">
      <style:paragraph-properties fo:text-align="start" style:justify-single-word="false" style:text-autospace="none" style:writing-mode="lr-tb"/>
      <style:text-properties fo:color="#000000" fo:font-size="14pt" style:font-name-asian="Arial" style:font-size-asian="14pt" style:font-name-complex="Arial" style:font-size-complex="14pt"/>
    </style:style>
    <style:style style:name="P7" style:family="paragraph" style:parent-style-name="Standard" style:list-style-name="L13">
      <style:paragraph-properties fo:text-align="start" style:justify-single-word="false" style:text-autospace="none" style:writing-mode="lr-tb"/>
      <style:text-properties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fo:font-size="14pt" style:font-size-asian="14pt" style:font-size-complex="14pt"/>
    </style:style>
    <style:style style:name="P9" style:family="paragraph" style:parent-style-name="Standard" style:list-style-name="L16">
      <style:paragraph-properties fo:text-align="start" style:justify-single-word="false" style:text-autospace="none" style:writing-mode="lr-tb"/>
      <style:text-properties fo:font-size="14pt" style:font-size-asian="14pt" style:font-size-complex="14pt"/>
    </style:style>
    <style:style style:name="P10" style:family="paragraph" style:parent-style-name="Standard" style:list-style-name="L19">
      <style:paragraph-properties fo:text-align="start" style:justify-single-word="false" style:text-autospace="none" style:writing-mode="lr-tb"/>
      <style:text-properties fo:font-size="14pt" style:font-size-asian="14pt" style:font-size-complex="14pt"/>
    </style:style>
    <style:style style:name="P11" style:family="paragraph" style:parent-style-name="mark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variant="normal" fo:text-transform="none" fo:color="#000000" style:font-name="Times New Roman" fo:font-size="32pt" fo:letter-spacing="normal" fo:font-style="normal" fo:font-weight="bold" style:font-size-asian="32pt" style:font-weight-asian="bold" style:font-size-complex="32pt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color="#000000"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style:font-name="Times New Roman" fo:language="zxx" fo:country="none" fo:font-style="normal" fo:text-shadow="none" style:text-underline-style="none" fo:font-weight="normal" style:font-name-asian="Arial" style:language-asian="zxx" style:country-asian="none" style:font-style-asian="normal" style:font-weight-asian="normal" style:font-name-complex="Arial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style:font-name="Times New Roman" fo:language="zxx" fo:country="none" fo:font-style="normal" fo:text-shadow="none" style:text-underline-style="none" style:font-name-asian="Arial" style:language-asian="zxx" style:country-asian="none" style:font-style-asian="normal" style:font-name-complex="Arial" style:language-complex="zxx" style:country-complex="none" style:font-style-complex="normal" style:text-emphasize="none" style:text-overline-style="none" style:text-overline-color="font-color"/>
    </style:style>
    <style:style style:name="T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8.6 </text:span><text:span text:style-name="T2"><text:tab/></text:span><text:span text:style-name="T8">Віддалена атака – атаку на розподілену обчислювальну систему, що здійснюється програмними засобами по каналах зв’язку. Така атака може здійснюватись як на протоколи і мережні служби, так і на операційні системи і прикладні програми вузлів мережі.</text:span></text:p>
      <text:p text:style-name="P1">Типові атаки на розподілені системи (за версією IT Baseline Protection Manual – BSI):</text:p>
      <text:list xml:id="list1256878849" text:style-name="L13">
        <text:list-item>
          <text:p text:style-name="P6">вгадування паролів або атаки за словником;</text:p>
        </text:list-item>
        <text:list-item>
          <text:p text:style-name="P6">реєстрація і маніпуляції з мережним трафіком;</text:p>
        </text:list-item>
        <text:list-item>
          <text:p text:style-name="P6">імпорт фальшивих пакетів даних;</text:p>
        </text:list-item>
        <text:list-item>
          <text:p text:style-name="P6"><text:span text:style-name="T4">експлуатація відомих уразливостей програмного забезпечення (мови макросів, помилки в ОС, служби віддаленого доступу тощо).</text:span></text:p>
        </text:list-item>
      </text:list>
      <text:p text:style-name="P2">Вразливості IP</text:p>
      <text:list xml:id="list70565455" text:style-name="L13">
        <text:list-item>
          <text:p text:style-name="P7"><text:span text:style-name="T5">Підміна адреси відправника (атака IP spoofing) - відправник замість своєї вказує деяку іншу IP-адресу. Компрометує відправника.</text:span><text:span text:style-name="T6"> Вразливість - маршрутна інформація у пакеті IPv4 відсутня.</text:span></text:p>
        </text:list-item>
        <text:list-item>
          <text:p text:style-name="P4">Атака Land - це випадок атаки IP- spoofing. В IP-пакеті вказувалась IP-адреса жертви і як адреса призначення, і як адреса джерела.</text:p>
        </text:list-item>
      </text:list>
      <text:list xml:id="list1637077341" text:style-name="L13">
        <text:list-item>
          <text:p text:style-name="P4">Перевищення максимально припустимого розміру IP пакета (атака Ping Death) - відбувалось переповнення буфера. Використовує фрагментацію пакета.</text:p>
        </text:list-item>
        <text:list-item>
          <text:p text:style-name="P7"><text:span text:style-name="T5">Використання таймауту очікування фрагмента для DOS-атаки – можлива через</text:span><text:span text:style-name="T6"> відсутність можливість перевірити, чи всі фрагменти дейтаграми вже надійшли. Можлива перевірка — контроль заповнення “вікон” від початку поля буфера збирання до кінця фрагмента, який позначений, як останній. Якщо є пусті <text:s/>- буде чекати на наступні фрагменти (макс– 255 секунд).</text:span></text:p>
        </text:list-item>
      </text:list>
      <text:p text:style-name="P2">Вразливості ТСР</text:p>
      <text:list xml:id="list69381098" text:style-name="L19">
        <text:list-item>
          <text:p text:style-name="P10"><text:span text:style-name="T6">Атака SYN-Flood - від порушника надходить запит на встановлення з’єднання, атакований хост виділяє на обробку ресурси, відправляє SYN-ACK-пакет і чекає на завершення процедуру рукостискання - напіввідкрите з’єднання. Протягом виділеного тайм-ауту ресурси атакованого хосту продовжують бути зайнятими.</text:span></text:p>
        </text:list-item>
      </text:list>
      <text:p text:style-name="P2"><text:span text:style-name="T7">Вразливості </text:span>UDP</text:p>
      <text:p text:style-name="P8">Не має вбудованих засобів безпеки:</text:p>
      <text:list xml:id="list1566945390" text:style-name="L16">
        <text:list-item>
          <text:p text:style-name="P9">Повністю покладається на ідентифікацію відправника засобами мережного рівня, тобто за IP-адресою.</text:p>
        </text:list-item>
        <text:list-item>
          <text:p text:style-name="P9">16-розрядна контрольна сума захищає від помилок при передаванні даних, але жодним чином не захищає від цілеспрямованої модифікації даних.</text:p>
        </text:list-item>
      </text:list>
      <text:p text:style-name="P2">Вразливості DNS</text:p>
      <text:p text:style-name="P3">Класичний сценарій атаки на DNS-сервер: </text:p>
      <text:list xml:id="list312793033" text:style-name="L18">
        <text:list-item>
          <text:p text:style-name="P5">На DNS сервер, що атакують, надходить значна кількість різних рекурсивних DNS-запитів з метою очистити DNS-кешу, витіснивши з нього популярні доменні імена.</text:p>
        </text:list-item>
        <text:list-item>
          <text:p text:style-name="P5">Порушник надсилає серверу рекурсивний DNS-запит щодо доменного імені, яке порушник бажає компроментувати, і якого вже немає у кеші.</text:p>
        </text:list-item>
        <text:list-item>
          <text:p text:style-name="P5">Сервер змушений робити запит до компетентних серверів.</text:p>
        </text:list-item>
        <text:list-item>
          <text:p text:style-name="P5">Порушник надсилає фальшиву відповідь від імені компетентного DNS-сервера.</text:p>
        </text:list-item>
        <text:list-item>
          <text:p text:style-name="P5"><text:span text:style-name="T3">Сервер зберігає у кеші фальшиву відповідь і в подальшому розсилає її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1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.118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4pt" fo:font-style="normal" fo:text-shadow="none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ohit Hindi" fo:font-size="18pt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="100%"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="100%" fo:margin-left="0in" fo:margin-right="0in" fo:margin-top="0.118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4pt" fo:font-style="normal" fo:text-shadow="none" style:text-underline-style="none" fo:font-weight="normal" style:letter-kerning="true" style:font-name-asian="Arial" style:font-size-asian="34pt" style:font-style-asian="normal" style:font-weight-asian="normal" style:font-name-complex="Arial" style:font-size-complex="34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0T14:54:58</dc:date>
    <dc:creator>axel </dc:creator>
    <meta:editing-duration>PT18M43S</meta:editing-duration>
    <meta:editing-cycles>9</meta:editing-cycles>
    <meta:document-statistic meta:table-count="0" meta:image-count="0" meta:object-count="0" meta:page-count="1" meta:paragraph-count="24" meta:word-count="352" meta:character-count="2550" meta:non-whitespace-character-count="2235"/>
  </office:meta>
</office:document-meta>
</file>